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aecf00" draw:gradient-step-count="64" draw:opacity-name="Transparency_20_1" draw:textarea-horizontal-align="justify" draw:textarea-vertical-align="middle" draw:auto-grow-height="false"/>
    </style:style>
    <style:style style:name="gr2" style:family="graphic" style:parent-style-name="standard">
      <style:graphic-properties draw:stroke="solid" draw:stroke-dash="Fine_20_Dashed" svg:stroke-color="#000000" draw:fill="none" draw:fill-color="#ffffff" fo:min-height="0.7cm"/>
    </style:style>
    <style:style style:name="gr3" style:family="graphic" style:parent-style-name="standard">
      <style:graphic-properties draw:stroke="dash" draw:stroke-dash="Fine_20_Dashed" svg:stroke-color="#000000" draw:fill="none" draw:fill-color="#ffffff" fo:min-height="0.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1" draw:layer="layout" svg:width="5.1cm" svg:height="4.5cm" svg:x="7.4cm" svg:y="7.4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1cm" svg:height="5.8cm" svg:x="12.9cm" svg:y="6.1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1cm" svg:height="5.8cm" svg:x="1.9cm" svg:y="6.162cm">
          <text:p/>
          <draw:enhanced-geometry svg:viewBox="0 0 21600 21600" draw:type="rectangle" draw:enhanced-path="M 0 0 L 21600 0 21600 21600 0 21600 0 0 Z N"/>
        </draw:custom-shape>
        <draw:frame draw:style-name="gr2" xml:id="id2" draw:id="id2" draw:layer="layout" svg:width="3.8cm" svg:height="0.962cm" svg:x="2.55cm" svg:y="5.062cm">
          <draw:text-box>
            <text:p>8624</text:p>
          </draw:text-box>
        </draw:frame>
        <draw:frame draw:style-name="gr3" xml:id="id3" draw:id="id3" draw:layer="layout" svg:width="3.8cm" svg:height="0.962cm" svg:x="2.55cm" svg:y="6.362cm">
          <draw:text-box>
            <text:p>pid1=8939</text:p>
          </draw:text-box>
        </draw:frame>
        <draw:frame draw:style-name="gr3" xml:id="id5" draw:id="id5" draw:layer="layout" svg:width="3.8cm" svg:height="0.962cm" svg:x="2.55cm" svg:y="7.7cm">
          <draw:text-box>
            <text:p>pid2=8941</text:p>
          </draw:text-box>
        </draw:frame>
        <draw:custom-shape draw:style-name="gr1" draw:text-style-name="P1" draw:layer="layout" svg:width="5.1cm" svg:height="4.5cm" svg:x="18.4cm" svg:y="7.462cm">
          <text:p/>
          <draw:enhanced-geometry svg:viewBox="0 0 21600 21600" draw:type="rectangle" draw:enhanced-path="M 0 0 L 21600 0 21600 21600 0 21600 0 0 Z N"/>
        </draw:custom-shape>
        <draw:frame draw:style-name="gr2" xml:id="id6" draw:id="id6" draw:layer="layout" svg:width="3.8cm" svg:height="0.962cm" svg:x="8.05cm" svg:y="6.362cm">
          <draw:text-box>
            <text:p>8941</text:p>
          </draw:text-box>
        </draw:frame>
        <draw:frame draw:style-name="gr3" draw:layer="layout" svg:width="3.8cm" svg:height="0.962cm" svg:x="8.05cm" svg:y="7.7cm">
          <draw:text-box>
            <text:p>pid2=nil</text:p>
          </draw:text-box>
        </draw:frame>
        <draw:frame draw:style-name="gr2" xml:id="id4" draw:id="id4" draw:layer="layout" svg:width="3.8cm" svg:height="0.962cm" svg:x="13.55cm" svg:y="5.062cm">
          <draw:text-box>
            <text:p>8939</text:p>
          </draw:text-box>
        </draw:frame>
        <draw:frame draw:style-name="gr3" draw:layer="layout" svg:width="3.8cm" svg:height="0.962cm" svg:x="13.55cm" svg:y="6.362cm">
          <draw:text-box>
            <text:p>pid1=nil</text:p>
          </draw:text-box>
        </draw:frame>
        <draw:frame draw:style-name="gr3" xml:id="id7" draw:id="id7" draw:layer="layout" svg:width="3.8cm" svg:height="0.962cm" svg:x="13.55cm" svg:y="7.7cm">
          <draw:text-box>
            <text:p>pid2=8945</text:p>
          </draw:text-box>
        </draw:frame>
        <draw:frame draw:style-name="gr2" xml:id="id8" draw:id="id8" draw:layer="layout" svg:width="3.8cm" svg:height="0.962cm" svg:x="19.05cm" svg:y="6.362cm">
          <draw:text-box>
            <text:p>8945</text:p>
          </draw:text-box>
        </draw:frame>
        <draw:frame draw:style-name="gr3" draw:layer="layout" svg:width="3.8cm" svg:height="0.962cm" svg:x="19.05cm" svg:y="7.7cm">
          <draw:text-box>
            <text:p>pid2=nil</text:p>
          </draw:text-box>
        </draw:frame>
        <draw:frame draw:style-name="gr2" xml:id="id1" draw:id="id1" draw:layer="layout" svg:width="3.8cm" svg:height="0.962cm" svg:x="1.3cm" svg:y="1.5cm">
          <draw:text-box>
            <text:p>sh 1261</text:p>
          </draw:text-box>
        </draw:frame>
        <draw:connector draw:style-name="gr4" draw:text-style-name="P1" draw:layer="layout" draw:type="curve" svg:x1="3.2cm" svg:y1="2.462cm" svg:x2="4.45cm" svg:y2="5.062cm" draw:start-shape="id1" draw:start-glue-point="2" draw:end-shape="id2" svg:d="M3200 2462c0 1950 1250 650 1250 2600" svg:viewBox="0 0 1251 2601">
          <text:p/>
        </draw:connector>
        <draw:connector draw:style-name="gr4" draw:text-style-name="P1" draw:layer="layout" draw:type="curve" svg:x1="4.45cm" svg:y1="6.362cm" svg:x2="15.45cm" svg:y2="5.062cm" draw:start-shape="id3" draw:end-shape="id4" draw:end-glue-point="0" svg:d="M4450 6362c0-2701 11000-2051 11000-1300" svg:viewBox="0 0 11001 1957">
          <text:p/>
        </draw:connector>
        <draw:connector draw:style-name="gr4" draw:text-style-name="P1" draw:layer="layout" draw:type="curve" svg:x1="4.45cm" svg:y1="7.7cm" svg:x2="8.05cm" svg:y2="6.843cm" draw:start-shape="id5" draw:start-glue-point="0" draw:end-shape="id6" svg:d="M4450 7700c0-572 1200-857 3600-857" svg:viewBox="0 0 3601 858">
          <text:p/>
        </draw:connector>
        <draw:connector draw:style-name="gr4" draw:text-style-name="P1" draw:layer="layout" draw:type="curve" svg:x1="15.45cm" svg:y1="7.7cm" svg:x2="20.95cm" svg:y2="6.362cm" draw:start-shape="id7" draw:start-glue-point="0" draw:end-shape="id8" draw:end-glue-point="0" svg:d="M15450 7700c0-2758 5500-2089 5500-1338" svg:viewBox="0 0 5501 199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Gradient_20_1" draw:display-name="Gradient 1" draw:style="radial" draw:cx="25%" draw:cy="0%" draw:start-color="#666600" draw:end-color="#cccc00" draw:start-intensity="100%" draw:end-intensity="100%" draw:border="0%"/>
    <draw:gradient draw:name="Gradient_20_2" draw:display-name="Gradient 2" draw:style="linear" draw:start-color="#729fcf" draw:end-color="#ffffff" draw:start-intensity="100%" draw:end-intensity="100%" draw:angle="0" draw:border="0%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21cm" fo:margin-bottom="0.202cm" fo:margin-left="0.201cm" fo:margin-right="0.174cm" fo:page-width="25cm" fo:page-height="13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3T16:01:22.609000000</meta:creation-date>
    <dc:date>2015-04-23T16:54:23.094000000</dc:date>
    <meta:editing-duration>PT54S</meta:editing-duration>
    <meta:editing-cycles>3</meta:editing-cycles>
    <meta:generator>LibreOffice/4.2.7.2$Windows_x86 LibreOffice_project/933c0aa564ec4f8883ed5732c866db48dca4dac5</meta:generator>
    <meta:document-statistic meta:object-count="19"/>
  </office:meta>
</office:document-meta>
</file>